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表格1" style:family="table">
      <style:table-properties style:width="12.726cm" fo:margin-left="2.551cm" fo:margin-right="1.723cm" table:align="margins"/>
    </style:style>
    <style:style style:name="表格1.A" style:family="table-column">
      <style:table-column-properties style:column-width="1.826cm" style:rel-column-width="9401*"/>
    </style:style>
    <style:style style:name="表格1.B" style:family="table-column">
      <style:table-column-properties style:column-width="2.249cm" style:rel-column-width="11581*"/>
    </style:style>
    <style:style style:name="表格1.D" style:family="table-column">
      <style:table-column-properties style:column-width="3.201cm" style:rel-column-width="16485*"/>
    </style:style>
    <style:style style:name="表格1.E" style:family="table-column">
      <style:table-column-properties style:column-width="3.201cm" style:rel-column-width="16487*"/>
    </style:style>
    <style:style style:name="表格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E1" style:family="table-cell">
      <style:table-cell-properties style:vertical-align="middle" fo:padding="0.097cm" fo:border="0.002cm solid #000000"/>
    </style:style>
    <style:style style:name="表格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E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1.D4" style:family="table-cell" style:data-style-name="N11">
      <style:table-cell-properties style:vertical-align="middle" fo:padding="0.097cm" fo:border-left="0.002cm solid #000000" fo:border-right="none" fo:border-top="none" fo:border-bottom="0.002cm solid #000000"/>
    </style:style>
    <style:style style:name="表格2" style:family="table">
      <style:table-properties style:width="12.7cm" fo:margin-left="2.577cm" fo:margin-right="1.723cm" table:align="margins"/>
    </style:style>
    <style:style style:name="表格2.A" style:family="table-column">
      <style:table-column-properties style:column-width="1.799cm" style:rel-column-width="9284*"/>
    </style:style>
    <style:style style:name="表格2.B" style:family="table-column">
      <style:table-column-properties style:column-width="2.223cm" style:rel-column-width="11468*"/>
    </style:style>
    <style:style style:name="表格2.C" style:family="table-column">
      <style:table-column-properties style:column-width="2.275cm" style:rel-column-width="11741*"/>
    </style:style>
    <style:style style:name="表格2.D" style:family="table-column">
      <style:table-column-properties style:column-width="3.201cm" style:rel-column-width="16520*"/>
    </style:style>
    <style:style style:name="表格2.E" style:family="table-column">
      <style:table-column-properties style:column-width="3.201cm" style:rel-column-width="16522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style:vertical-align="middle"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2.7cm" fo:margin-left="2.577cm" fo:margin-right="1.723cm" table:align="margins"/>
    </style:style>
    <style:style style:name="表格3.A" style:family="table-column">
      <style:table-column-properties style:column-width="1.799cm" style:rel-column-width="9284*"/>
    </style:style>
    <style:style style:name="表格3.B" style:family="table-column">
      <style:table-column-properties style:column-width="2.196cm" style:rel-column-width="11332*"/>
    </style:style>
    <style:style style:name="表格3.C" style:family="table-column">
      <style:table-column-properties style:column-width="2.275cm" style:rel-column-width="11741*"/>
    </style:style>
    <style:style style:name="表格3.D" style:family="table-column">
      <style:table-column-properties style:column-width="3.254cm" style:rel-column-width="16793*"/>
    </style:style>
    <style:style style:name="表格3.E" style:family="table-column">
      <style:table-column-properties style:column-width="3.175cm" style:rel-column-width="16385*"/>
    </style:style>
    <style:style style:name="表格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3.E1" style:family="table-cell">
      <style:table-cell-properties style:vertical-align="middle" fo:padding="0.097cm" fo:border="0.002cm solid #000000"/>
    </style:style>
    <style:style style:name="表格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2.7cm" fo:margin-left="2.577cm" fo:margin-right="1.723cm" table:align="margins"/>
    </style:style>
    <style:style style:name="表格4.A" style:family="table-column">
      <style:table-column-properties style:column-width="1.799cm" style:rel-column-width="9284*"/>
    </style:style>
    <style:style style:name="表格4.B" style:family="table-column">
      <style:table-column-properties style:column-width="2.223cm" style:rel-column-width="11468*"/>
    </style:style>
    <style:style style:name="表格4.C" style:family="table-column">
      <style:table-column-properties style:column-width="2.249cm" style:rel-column-width="11605*"/>
    </style:style>
    <style:style style:name="表格4.D" style:family="table-column">
      <style:table-column-properties style:column-width="3.254cm" style:rel-column-width="16793*"/>
    </style:style>
    <style:style style:name="表格4.E" style:family="table-column">
      <style:table-column-properties style:column-width="3.175cm" style:rel-column-width="16385*"/>
    </style:style>
    <style:style style:name="表格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4.E1" style:family="table-cell">
      <style:table-cell-properties style:vertical-align="middle" fo:padding="0.097cm" fo:border="0.002cm solid #000000"/>
    </style:style>
    <style:style style:name="表格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font-style="normal" fo:font-weight="normal" style:font-name-asian="標楷體1" style:font-size-asian="14pt" style:language-asian="zh" style:country-asian="TW" style:font-style-asian="normal" style:font-weight-asian="normal" style:font-size-complex="18pt"/>
    </style:style>
    <style:style style:name="P3" style:family="paragraph" style:parent-style-name="Standard">
      <style:paragraph-properties fo:line-height="150%"/>
      <style:text-properties style:font-name="Times New Roman1" fo:font-size="14pt" fo:font-style="normal" fo:font-weight="normal" style:font-name-asian="標楷體1" style:font-size-asian="14pt" style:language-asian="zh" style:country-asian="TW" style:font-style-asian="normal" style:font-weight-asian="normal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5pt" fo:font-style="normal" fo:font-weight="normal" style:font-name-asian="標楷體1" style:font-size-asian="15pt" style:language-asian="zh" style:country-asian="TW" style:font-style-asian="normal" style:font-weight-asian="normal" style:font-size-complex="15pt"/>
    </style:style>
    <style:style style:name="P5" style:family="paragraph" style:parent-style-name="Table_20_Contents">
      <style:text-properties style:font-name="Times New Roman1" fo:font-size="14pt" style:font-name-asian="標楷體1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14pt" style:font-name-asian="標楷體1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4pt" style:font-name-asian="標楷體1" style:font-size-asian="14pt" style:language-asian="zh" style:country-asian="TW" style:font-size-complex="14pt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1" fo:font-size="15pt" fo:font-style="normal" fo:font-weight="normal" style:font-name-asian="標楷體1" style:font-size-asian="15pt" style:language-asian="zh" style:country-asian="TW" style:font-style-asian="normal" style:font-weight-asian="normal" style:font-size-complex="15pt"/>
    </style:style>
    <style:style style:name="P9" style:family="paragraph" style:parent-style-name="Standard" style:list-style-name="L1">
      <style:paragraph-properties fo:line-height="150%"/>
      <style:text-properties style:font-name="Times New Roman1" fo:font-size="14pt" fo:font-style="normal" fo:font-weight="normal" style:font-name-asian="標楷體1" style:font-size-asian="14pt" style:language-asian="zh" style:country-asian="TW" style:font-style-asian="normal" style:font-weight-asian="normal" style:font-size-complex="14pt"/>
    </style:style>
    <style:style style:name="P10" style:family="paragraph" style:parent-style-name="Standard" style:list-style-name="L2">
      <style:paragraph-properties fo:line-height="150%"/>
      <style:text-properties style:font-name="Times New Roman1" fo:font-size="14pt" fo:font-style="normal" fo:font-weight="normal" style:font-name-asian="標楷體1" style:font-size-asian="14pt" style:language-asian="zh" style:country-asian="TW" style:font-style-asian="normal" style:font-weight-asian="normal" style:font-size-complex="14pt"/>
    </style:style>
    <style:style style:name="P11" style:family="paragraph" style:parent-style-name="Standard" style:list-style-name="L2">
      <style:paragraph-properties fo:line-height="150%">
        <style:tab-stops/>
      </style:paragraph-properties>
      <style:text-properties style:font-name="Times New Roman1" fo:font-size="14pt" fo:font-style="normal" fo:font-weight="normal" style:font-name-asian="標楷體1" style:font-size-asian="14pt" style:language-asian="zh" style:country-asian="TW" style:font-style-asian="normal" style:font-weight-asian="normal" style:font-size-complex="14pt"/>
    </style:style>
    <style:style style:name="P12" style:family="paragraph" style:parent-style-name="Standard" style:list-style-name="L2">
      <style:paragraph-properties fo:line-height="150%"/>
      <style:text-properties style:font-name="Times New Roman1" fo:font-size="14pt" fo:font-style="normal" fo:font-weight="normal" style:font-name-asian="標楷體1" style:font-size-asian="14pt" style:language-asian="zh" style:country-asian="TW" style:font-style-asian="normal" style:font-weight-asian="normal"/>
    </style:style>
    <style:style style:name="P13" style:family="paragraph" style:parent-style-name="Standard" style:list-style-name="L2">
      <style:paragraph-properties fo:line-height="150%"/>
      <style:text-properties style:font-name="Times New Roman1" fo:font-size="14pt" fo:letter-spacing="0.049cm" fo:font-style="normal" fo:font-weight="normal" style:font-name-asian="標楷體1" style:font-size-asian="14pt" style:language-asian="zh" style:country-asian="TW" style:font-style-asian="normal" style:font-weight-asian="normal" style:font-size-complex="14pt"/>
    </style:style>
    <style:style style:name="P14" style:family="paragraph" style:parent-style-name="Standard" style:list-style-name="L4">
      <style:paragraph-properties fo:line-height="150%"/>
      <style:text-properties style:font-name="Times New Roman1" fo:font-size="14pt" fo:letter-spacing="0.049cm" fo:font-style="normal" fo:font-weight="normal" style:font-name-asian="標楷體1" style:font-size-asian="14pt" style:language-asian="zh" style:country-asian="TW" style:font-style-asian="normal" style:font-weight-asian="normal"/>
    </style:style>
    <style:style style:name="P15" style:family="paragraph" style:parent-style-name="Standard" style:list-style-name="L1">
      <style:paragraph-properties fo:line-height="150%"/>
    </style:style>
    <style:style style:name="P16" style:family="paragraph" style:parent-style-name="Standard" style:list-style-name="L2">
      <style:paragraph-properties fo:line-height="150%"/>
    </style:style>
    <style:style style:name="P17" style:family="paragraph" style:parent-style-name="Standard" style:list-style-name="L4">
      <style:paragraph-properties fo:line-height="150%"/>
    </style:style>
    <style:style style:name="P18" style:family="paragraph" style:parent-style-name="Standard" style:list-style-name="L3">
      <style:paragraph-properties fo:line-height="150%"/>
      <style:text-properties fo:font-size="14pt" style:font-name-asian="標楷體" style:font-size-asian="14pt" style:language-asian="zh" style:country-asian="TW" style:font-size-complex="14pt"/>
    </style:style>
    <style:style style:name="P19" style:family="paragraph" style:parent-style-name="Text_20_body" style:list-style-name="L2">
      <style:paragraph-properties fo:line-height="150%"/>
    </style:style>
    <style:style style:name="T1" style:family="text">
      <style:text-properties style:font-name="標楷體" style:font-name-asian="標楷體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letter-spacing="0.049cm"/>
    </style:style>
    <style:style style:name="T5" style:family="text">
      <style:text-properties fo:letter-spacing="0.049cm" style:font-size-complex="14pt"/>
    </style:style>
    <style:style style:name="T6" style:family="text">
      <style:text-properties fo:letter-spacing="0.049cm" fo:language="en" fo:country="US"/>
    </style:style>
    <style:style style:name="T7" style:family="text">
      <style:text-properties fo:letter-spacing="0.049cm" fo:language="en" fo:country="US" style:font-size-complex="14pt"/>
    </style:style>
    <style:style style:name="T8" style:family="text">
      <style:text-properties style:font-name="Times New Roman1" fo:font-size="14pt" fo:font-style="normal" fo:font-weight="normal" style:font-name-asian="標楷體1" style:font-size-asian="14pt" style:language-asian="zh" style:country-asian="TW" style:font-style-asian="normal" style:font-weight-asian="normal"/>
    </style:style>
    <style:style style:name="T9" style:family="text">
      <style:text-properties style:font-name="Times New Roman1" fo:font-size="14pt" fo:font-style="normal" fo:font-weight="normal" style:font-name-asian="標楷體1" style:font-size-asian="14pt" style:language-asian="zh" style:country-asian="TW" style:font-style-asian="normal" style:font-weight-asian="normal" style:font-size-complex="14pt"/>
    </style:style>
    <style:style style:name="T10" style:family="text">
      <style:text-properties style:font-name="Times New Roman1" fo:font-size="14pt" fo:font-style="normal" fo:font-weight="normal" style:font-name-asian="標楷體1" style:font-size-asian="14pt" style:font-style-asian="normal" style:font-weight-asian="normal"/>
    </style:style>
    <style:style style:name="T11" style:family="text">
      <style:text-properties style:font-name="Times New Roman1" fo:font-size="14pt" fo:language="en" fo:country="US" fo:font-style="normal" fo:font-weight="normal" style:font-name-asian="標楷體1" style:font-size-asian="14pt" style:language-asian="zh" style:country-asian="TW" style:font-style-asian="normal" style:font-weight-asian="normal" style:font-size-complex="14pt"/>
    </style:style>
    <style:style style:name="T12" style:family="text">
      <style:text-properties style:font-name="Times New Roman1" fo:font-size="14pt" fo:language="en" fo:country="US" fo:font-style="normal" fo:font-weight="normal" style:font-name-asian="標楷體1" style:font-size-asian="14pt" style:font-style-asian="normal" style:font-weight-asian="normal"/>
    </style:style>
    <style:style style:name="T13" style:family="text">
      <style:text-properties style:font-name="Times New Roman1" fo:font-style="normal" fo:font-weight="normal" style:font-name-asian="標楷體1" style:font-style-asian="normal" style:font-weight-asian="normal"/>
    </style:style>
    <style:style style:name="T14" style:family="text">
      <style:text-properties style:font-name-asian="標楷體"/>
    </style:style>
    <style:style style:name="T15" style:family="text">
      <style:text-properties fo:font-size="14pt" fo:language="en" fo:country="US" style:font-name-asian="標楷體1" style:font-size-asian="14pt"/>
    </style:style>
    <style:style style:name="T16" style:family="text">
      <style:text-properties fo:font-size="14pt" style:font-name-asian="標楷體1" style:font-size-asian="14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size-complex="14pt"/>
    </style:style>
    <style:style style:name="T19" style:family="text">
      <style:text-properties style:font-size-complex="14pt"/>
    </style:style>
    <text:list-style style:name="L1">
      <text:list-level-style-number text:level="1" text:style-name="WW_5f_CharLFO1LVL1" style:num-suffix="、" style:num-format="一, 二, 三, ...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3" text:style-name="WW_5f_CharLFO2LVL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3" text:style-name="WW_5f_CharLFO2LVL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6LVL1" style:num-suffix="、" style:num-format="一, 二, 三, ..." text:start-value="6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text:style-name="WW_5f_CharLFO6LVL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529cm" fo:margin-left="2.17cm"/>
        </style:list-level-properties>
      </text:list-level-style-number>
      <text:list-level-style-number text:level="3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" xlink:type="simple"/>
        <form:form form:name="form1" form:apply-filter="true" form:method="post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基隆市安樂地政事務所</text:p>
      <text:p text:style-name="P4">107年度3月份第1次主管會議紀錄</text:p>
      <text:p text:style-name="P2"/>
      <text:list xml:id="list3898400690087852554" text:style-name="L1">
        <text:list-item>
          <text:p text:style-name="P9">時間：中華民國107年3月14日下午2時整</text:p>
        </text:list-item>
        <text:list-item>
          <text:p text:style-name="P9">地點：三樓民眾談室</text:p>
        </text:list-item>
        <text:list-item>
          <text:p text:style-name="P9">主席：代理主任張欣怡</text:p>
        </text:list-item>
        <text:list-item>
          <text:p text:style-name="P15"><text:span text:style-name="預設段落字型"><text:span text:style-name="T9">出席人員：陳慧懿、戴清文、周力行、游玉玲、李美玲 <text:s text:c="3"/>記錄：陳苑蒨</text:span></text:span></text:p>
        </text:list-item>
        <text:list-item>
          <text:p text:style-name="P9">各單位報告事項：</text:p>
        </text:list-item>
      </text:list>
      <text:list xml:id="list5402341418908371901" text:style-name="L2">
        <text:list-item>
          <text:p text:style-name="P10">第一課</text:p>
          <text:list>
            <text:list-item>
              <text:p text:style-name="P10">本課107年2月業務推動情形如下：</text:p>
              <text:list>
                <text:list-item>
                  <text:p text:style-name="P10">登記案件(含一般、速件、限制登記)：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7">本月 <text:s text:c="4"/>(2月)</text:p>
          </table:table-cell>
          <table:table-cell table:style-name="表格1.A1" office:value-type="string">
            <text:p text:style-name="P7">上月 <text:s text:c="7"/>(1月)</text:p>
          </table:table-cell>
          <table:table-cell table:style-name="表格1.A1" office:value-type="string">
            <text:p text:style-name="P7">本月與上月 <text:s/>增減率</text:p>
          </table:table-cell>
          <table:table-cell table:style-name="表格1.E1" office:value-type="string">
            <text:p text:style-name="P7">107年1-2月累計總數</text:p>
          </table:table-cell>
        </table:table-row>
        <table:table-row>
          <table:table-cell table:style-name="表格1.A2" office:value-type="string">
            <text:p text:style-name="P7">件數</text:p>
          </table:table-cell>
          <table:table-cell table:style-name="表格1.A2" office:value-type="string">
            <text:p text:style-name="P7">1,217</text:p>
          </table:table-cell>
          <table:table-cell table:style-name="表格1.A2" office:value-type="string">
            <text:p text:style-name="P7">2,073</text:p>
          </table:table-cell>
          <table:table-cell table:style-name="表格1.A2" office:value-type="string">
            <text:p text:style-name="P7">-41.29%</text:p>
          </table:table-cell>
          <table:table-cell table:style-name="表格1.E2" office:value-type="float" office:value="3290">
            <text:p text:style-name="P7">3290</text:p>
          </table:table-cell>
        </table:table-row>
        <table:table-row>
          <table:table-cell table:style-name="表格1.A2" office:value-type="string">
            <text:p text:style-name="P7">筆數</text:p>
          </table:table-cell>
          <table:table-cell table:style-name="表格1.A2" office:value-type="string">
            <text:p text:style-name="P7">4,151</text:p>
          </table:table-cell>
          <table:table-cell table:style-name="表格1.A2" office:value-type="string">
            <text:p text:style-name="P7">6,153</text:p>
          </table:table-cell>
          <table:table-cell table:style-name="表格1.A2" office:value-type="string">
            <text:p text:style-name="P7">-32.54%</text:p>
          </table:table-cell>
          <table:table-cell table:style-name="表格1.E3" office:value-type="string">
            <text:p text:style-name="P7">10,304</text:p>
          </table:table-cell>
        </table:table-row>
        <table:table-row>
          <table:table-cell table:style-name="表格1.A2" office:value-type="string">
            <text:p text:style-name="P7">棟數</text:p>
          </table:table-cell>
          <table:table-cell table:style-name="表格1.A2" office:value-type="string">
            <text:p text:style-name="P7">1,372</text:p>
          </table:table-cell>
          <table:table-cell table:style-name="表格1.A2" office:value-type="string">
            <text:p text:style-name="P7">2,830</text:p>
          </table:table-cell>
          <table:table-cell table:style-name="表格1.D4" office:value-type="percentage" office:value="-0.5152">
            <text:p text:style-name="P7">-51.52%</text:p>
          </table:table-cell>
          <table:table-cell table:style-name="表格1.E3" office:value-type="string">
            <text:p text:style-name="P7">4,202</text:p>
          </table:table-cell>
        </table:table-row>
      </table:table>
      <text:list xml:id="list37378429" text:continue-numbering="true" text:style-name="L2">
        <text:list-item>
          <text:list>
            <text:list-item>
              <text:list>
                <text:list-item>
                  <text:p text:style-name="P10">辦理更正案件：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5"/>
          </table:table-cell>
          <table:table-cell table:style-name="表格2.B1" office:value-type="string">
            <text:p text:style-name="P7">本月 <text:s text:c="4"/>(2月)</text:p>
          </table:table-cell>
          <table:table-cell table:style-name="表格2.B1" office:value-type="string">
            <text:p text:style-name="P7">上月 <text:s text:c="7"/>(1月)</text:p>
          </table:table-cell>
          <table:table-cell table:style-name="表格2.B1" office:value-type="string">
            <text:p text:style-name="P7">本月與上月 <text:s/>增減率</text:p>
          </table:table-cell>
          <table:table-cell table:style-name="表格2.E1" office:value-type="string">
            <text:p text:style-name="P7">107年1-2月累計總數</text:p>
          </table:table-cell>
        </table:table-row>
        <table:table-row>
          <table:table-cell table:style-name="表格2.A2" office:value-type="string">
            <text:p text:style-name="P7">件數</text:p>
          </table:table-cell>
          <table:table-cell table:style-name="表格2.B2" office:value-type="string">
            <text:p text:style-name="P7">17</text:p>
          </table:table-cell>
          <table:table-cell table:style-name="表格2.B2" office:value-type="string">
            <text:p text:style-name="P7">23</text:p>
          </table:table-cell>
          <table:table-cell table:style-name="表格2.B2" office:value-type="string">
            <text:p text:style-name="P7">-26.09%</text:p>
          </table:table-cell>
          <table:table-cell table:style-name="表格2.E2" office:value-type="string">
            <text:p text:style-name="P7">40</text:p>
          </table:table-cell>
        </table:table-row>
        <table:table-row>
          <table:table-cell table:style-name="表格2.A2" office:value-type="string">
            <text:p text:style-name="P7">筆數</text:p>
          </table:table-cell>
          <table:table-cell table:style-name="表格2.B2" office:value-type="string">
            <text:p text:style-name="P7">147</text:p>
          </table:table-cell>
          <table:table-cell table:style-name="表格2.B2" office:value-type="string">
            <text:p text:style-name="P7">40</text:p>
          </table:table-cell>
          <table:table-cell table:style-name="表格2.B2" office:value-type="string">
            <text:p text:style-name="P7">267.50%</text:p>
          </table:table-cell>
          <table:table-cell table:style-name="表格2.E2" office:value-type="string">
            <text:p text:style-name="P7">187</text:p>
          </table:table-cell>
        </table:table-row>
        <table:table-row>
          <table:table-cell table:style-name="表格2.A2" office:value-type="string">
            <text:p text:style-name="P7">棟數</text:p>
          </table:table-cell>
          <table:table-cell table:style-name="表格2.B2" office:value-type="string">
            <text:p text:style-name="P7">13</text:p>
          </table:table-cell>
          <table:table-cell table:style-name="表格2.B2" office:value-type="string">
            <text:p text:style-name="P7">18</text:p>
          </table:table-cell>
          <table:table-cell table:style-name="表格2.B2" office:value-type="string">
            <text:p text:style-name="P7">-27.78</text:p>
          </table:table-cell>
          <table:table-cell table:style-name="表格2.E2" office:value-type="string">
            <text:p text:style-name="P7">31</text:p>
          </table:table-cell>
        </table:table-row>
      </table:table>
      <text:list xml:id="list37383344" text:continue-numbering="true" text:style-name="L2">
        <text:list-item>
          <text:list>
            <text:list-item>
              <text:list>
                <text:list-item>
                  <text:p text:style-name="P10">登記簿謄本核發：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office:value-type="string">
            <text:p text:style-name="P6"/>
          </table:table-cell>
          <table:table-cell table:style-name="表格3.A1" office:value-type="string">
            <text:p text:style-name="P7">本月 <text:s text:c="4"/>(2月)</text:p>
          </table:table-cell>
          <table:table-cell table:style-name="表格3.A1" office:value-type="string">
            <text:p text:style-name="P7">上月 <text:s text:c="3"/>(1月)</text:p>
          </table:table-cell>
          <table:table-cell table:style-name="表格3.A1" office:value-type="string">
            <text:p text:style-name="P7">本月與上月 增減率</text:p>
          </table:table-cell>
          <table:table-cell table:style-name="表格3.E1" office:value-type="string">
            <text:p text:style-name="P7">107年1-2月累計總數</text:p>
          </table:table-cell>
        </table:table-row>
        <table:table-row>
          <table:table-cell table:style-name="表格3.A2" office:value-type="string">
            <text:p text:style-name="P7">件數</text:p>
          </table:table-cell>
          <table:table-cell table:style-name="表格3.A2" office:value-type="string">
            <text:p text:style-name="P7">593</text:p>
          </table:table-cell>
          <table:table-cell table:style-name="表格3.A2" office:value-type="string">
            <text:p text:style-name="P7">1,172</text:p>
          </table:table-cell>
          <table:table-cell table:style-name="表格3.A2" office:value-type="string">
            <text:p text:style-name="P7">-49.40%</text:p>
          </table:table-cell>
          <table:table-cell table:style-name="表格3.E2" office:value-type="string">
            <text:p text:style-name="P7">1,765</text:p>
          </table:table-cell>
        </table:table-row>
      </table:table>
      <text:list xml:id="list37391321" text:continue-numbering="true" text:style-name="L2">
        <text:list-item>
          <text:list>
            <text:list-item>
              <text:list>
                <text:list-item>
                  <text:p text:style-name="P10">午休諮詢不打烊服務：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row>
          <table:table-cell table:style-name="表格4.A1" office:value-type="string">
            <text:p text:style-name="P6"/>
          </table:table-cell>
          <table:table-cell table:style-name="表格4.A1" office:value-type="string">
            <text:p text:style-name="P7">本月 <text:s text:c="4"/>(2月)</text:p>
          </table:table-cell>
          <table:table-cell table:style-name="表格4.A1" office:value-type="string">
            <text:p text:style-name="P7">上月 <text:s text:c="2"/>(1月)</text:p>
          </table:table-cell>
          <table:table-cell table:style-name="表格4.A1" office:value-type="string">
            <text:p text:style-name="P7">本月與上月 增減率</text:p>
          </table:table-cell>
          <table:table-cell table:style-name="表格4.E1" office:value-type="string">
            <text:p text:style-name="P7">107年1-2月累計總數</text:p>
          </table:table-cell>
        </table:table-row>
        <table:table-row>
          <table:table-cell table:style-name="表格4.A2" office:value-type="string">
            <text:p text:style-name="P7">件數</text:p>
          </table:table-cell>
          <table:table-cell table:style-name="表格4.A2" office:value-type="string">
            <text:p text:style-name="P7">114</text:p>
          </table:table-cell>
          <table:table-cell table:style-name="表格4.A2" office:value-type="string">
            <text:p text:style-name="P7">120</text:p>
          </table:table-cell>
          <table:table-cell table:style-name="表格4.A2" office:value-type="string">
            <text:p text:style-name="P7">-5.00%</text:p>
          </table:table-cell>
          <table:table-cell table:style-name="表格4.E2" office:value-type="string">
            <text:p text:style-name="P7">234</text:p>
          </table:table-cell>
        </table:table-row>
      </table:table>
      <text:list xml:id="list37396232" text:continue-numbering="true" text:style-name="L2">
        <text:list-item>
          <text:list>
            <text:list-item>
              <text:list>
                <text:list-header>
                  <text:p text:style-name="P10"/>
                </text:list-header>
                <text:list-item>
                  <text:p text:style-name="P10"><text:soft-page-break/>受理人民申請退還當年度屬2萬元以下地政規費案件：9件。</text:p>
                </text:list-item>
                <text:list-item>
                  <text:p text:style-name="P10">法令研討1次，於2月6日辦理。</text:p>
                </text:list-item>
              </text:list>
            </text:list-item>
            <text:list-item>
              <text:p text:style-name="P11"><text:span text:style-name="預設段落字型"><text:span text:style-name="T14">107年度地政資訊維護案新增購電腦螢幕39台及A3彩色雷射印表機1台，經規劃除二課部分之電腦螢幕因數量不足無法全部汰換外，其餘各課室將全部新更，另A3彩色雷射印表機則由三課優先汰換</text:span></text:span><text:span text:style-name="預設段落字型"><text:span text:style-name="T1">。</text:span></text:span></text:p>
            </text:list-item>
          </text:list>
        </text:list-item>
        <text:list-item>
          <text:p text:style-name="P10">第二課</text:p>
          <text:list>
            <text:list-item>
              <text:p text:style-name="P12"><text:span text:style-name="T5">有關</text:span><text:span text:style-name="T7">106</text:span><text:span text:style-name="T5">年度安樂自辦重測區土地重疊更正註銷、土地嚴重重疊損害賠償、公告面積減少退稅、請求國有財產署返還工業區重複登記出售價金、界址爭議協調、經濟部工業局提起訴願案等，正與市府地政處積極處理中，預計</text:span><text:span text:style-name="T7">3</text:span><text:span text:style-name="T5">月</text:span><text:span text:style-name="T7">23</text:span><text:span text:style-name="T5">日</text:span><text:span text:style-name="T7">~3</text:span><text:span text:style-name="T5">月</text:span><text:span text:style-name="T7">30</text:span><text:span text:style-name="T5">日會有第一階段處理結果。 <text:s/></text:span></text:p>
            </text:list-item>
            <text:list-item>
              <text:p text:style-name="P10"><text:span text:style-name="T6">107</text:span><text:span text:style-name="T4">年度中山區仙洞段重測委外作業，訂於</text:span><text:span text:style-name="T6">3</text:span><text:span text:style-name="T4">月</text:span><text:span text:style-name="T6">15</text:span><text:span text:style-name="T4">日辦理重測政令宣導會，目前測量公司辦理圖根測量。 <text:s text:c="5"/></text:span></text:p>
            </text:list-item>
            <text:list-item>
              <text:p text:style-name="P10"><text:span text:style-name="T4">107年度中山區仙洞段重測委外發包作業，於1月26日簽約完竣，2月1日開工，本案工作計畫書正審核中，審核後立即函復</text:span><text:span text:style-name="T4">承包廠商據以實施。 <text:s/></text:span></text:p>
            </text:list-item>
            <text:list-item>
              <text:p text:style-name="P13"><text:span text:style-name="T17">107</text:span>年度中山區中山段重測委外作業，正籌備相關委外測量招標文件，預計於<text:span text:style-name="T17">3</text:span>月<text:span text:style-name="T17">23</text:span>日前上網公告招標。 <text:s/></text:p>
            </text:list-item>
            <text:list-item>
              <text:p text:style-name="P10"><text:span text:style-name="T4">有關「中華貿易開發股份有限公司未履約回饋訴訟案」，本課派員於</text:span><text:span text:style-name="T6">3</text:span><text:span text:style-name="T4">月</text:span><text:span text:style-name="T6">2</text:span><text:span text:style-name="T4">日會同高等行政法院現場會勘，於近日內將「商務專用區」部分回饋範圍之假分割圖說資料函送高等行政法院。</text:span></text:p>
            </text:list-item>
            <text:list-item>
              <text:p text:style-name="P13">為確保測量成果品質，預訂於<text:span text:style-name="T17">3</text:span>月下旬派員至本市七堵簡易基線場辦理電子測距經緯儀檢校作業。 <text:s text:c="5"/></text:p>
            </text:list-item>
          </text:list>
        </text:list-item>
        <text:list-item>
          <text:p text:style-name="P10">第三課</text:p>
          <text:list>
            <text:list-item>
              <text:p text:style-name="P16"><text:span text:style-name="預設段落字型"><text:span text:style-name="T9">送交總務之本所107年2月奉核以零用金支付案件共18件，均已領取；另本所107年2月2萬元以上及跨年度退費申請案2件，均已領取。</text:span></text:span></text:p>
            </text:list-item>
            <text:list-item>
              <text:p text:style-name="P16"><text:span text:style-name="預設段落字型"><text:span text:style-name="T9">本課107年2月無民眾投訴，「電話代查公告現值創新服務」、「網</text:span></text:span><text:soft-page-break/><text:span text:style-name="預設段落字型"><text:span text:style-name="T9">路申請歷年公告地價資料」及「網路申請檔案閱覽抄錄複製」業於網路宣導，電話代查服務107年2月共服務0件。</text:span></text:span></text:p>
            </text:list-item>
            <text:list-item>
              <text:p text:style-name="P16"><text:span text:style-name="預設段落字型"><text:span text:style-name="T9">本所106年底財物盤點作業已完成，謝謝各課的配合，其有逾保管期限且不堪使用之財物，並已依規簽奉核准辦理報廢</text:span></text:span><text:span text:style-name="T8">。</text:span></text:p>
            </text:list-item>
            <text:list-item>
              <text:p text:style-name="P10">配合108年公告土地現值查估作業，本所108年區段勘查日程表業已報市府備查。</text:p>
            </text:list-item>
          </text:list>
        </text:list-item>
        <text:list-item>
          <text:p text:style-name="P10">會計</text:p>
        </text:list-item>
      </text:list>
      <text:list xml:id="list9219528364921279018" text:style-name="L3">
        <text:list-item>
          <text:list>
            <text:list-item>
              <text:p text:style-name="P18"><text:span text:style-name="預設段落字型"><text:span text:style-name="T13">依據市府107年3月2日基府主決貳字第1070107858號函，轉知對於有關邀請外聘學者專家擔任講座或出席會議，使用手機票證搭乘台灣高速鐵路者交通費，可直接以電子郵件傳送高鐵電子票證檔案(T Express手機票證購票資訊查詢系統下載PDF檔案格式之購票證明)辦理核銷，機關業務人員(經手人)將電子郵件及所附高鐵電子票證檔案下載列印並簽名後，得作為報支憑證。至所提出高鐵電子票證檔。</text:span></text:span></text:p>
            </text:list-item>
            <text:list-item>
              <text:p text:style-name="P18"><text:span text:style-name="預設段落字型"><text:span text:style-name="T13">依據市府107年3月6日基府主歲貳字第1070209688號函，107年度中央對本市計畫與預算考核，本所重測計畫等列入基本設施補助經費計畫項目，請積極辦理發包以利業務進行。</text:span></text:span></text:p>
            </text:list-item>
            <text:list-item>
              <text:p text:style-name="P18"><text:span text:style-name="預設段落字型"><text:span text:style-name="T13">本所106年度重測保留案，已於2月份辦理驗收，3月份完成請款程序結案。</text:span></text:span></text:p>
            </text:list-item>
          </text:list>
        </text:list-item>
      </text:list>
      <text:list xml:id="list37380782" text:continue-list="list37396232" text:style-name="L2">
        <text:list-item>
          <text:p text:style-name="P10">人事</text:p>
          <text:list>
            <text:list-item>
              <text:p text:style-name="P10"><text:span text:style-name="T3">106</text:span><text:span text:style-name="T2">年特種考試地方政府公務人員考試正額（含同分正額）錄取人員於本</text:span><text:span text:style-name="T3">(107)</text:span><text:span text:style-name="T2">年</text:span><text:span text:style-name="T3">3</text:span><text:span text:style-name="T2">月</text:span><text:span text:style-name="T3">23</text:span><text:span text:style-name="T2">日公告分配結果。 </text:span></text:p>
            </text:list-item>
            <text:list-item>
              <text:p text:style-name="P10"><text:span text:style-name="T2">有關</text:span><text:span text:style-name="T3">106</text:span><text:span text:style-name="T2">年至</text:span><text:span text:style-name="T3">108</text:span><text:span text:style-name="T2">年「闔家安康」</text:span><text:span text:style-name="T3">-</text:span><text:span text:style-name="T2">全國公教員工團體意外保險第</text:span><text:span text:style-name="T3">1</text:span><text:span text:style-name="T2">年度保險期間屆期一案，為維護在保者之保險權益，爰請注意屆期訊息。</text:span></text:p>
              <text:list>
                <text:list-item>
                  <text:p text:style-name="P16"><text:span text:style-name="T9">中國人壽保險股份有限公司前經行政院人事行政總處公開徵選，獲 </text:span><text:span text:style-name="T11">選承作旨揭保險業務，辦理期間自106年4月1日0時起至108年3月31日24時止，為期2年，其中第1年度保險期間將於107年3月31日屆期。</text:span></text:p>
                </text:list-item>
                <text:list-item>
                  <text:p text:style-name="P19"><text:soft-page-break/><text:span text:style-name="T11">有關本保險107年度投保計畫及加入表1份(按：保險期間自107年4</text:span><text:span text:style-name="T10">月</text:span><text:span text:style-name="T12">1</text:span><text:span text:style-name="T10">日</text:span><text:span text:style-name="T12">0</text:span><text:span text:style-name="T10">時起至</text:span><text:span text:style-name="T12">108</text:span><text:span text:style-name="T10">年</text:span><text:span text:style-name="T12">3</text:span><text:span text:style-name="T10">月</text:span><text:span text:style-name="T12">31</text:span><text:span text:style-name="T10">日</text:span><text:span text:style-name="T12">24</text:span><text:span text:style-name="T10">時止</text:span><text:span text:style-name="T12">)</text:span><text:span text:style-name="T10">，</text:span><text:span text:style-name="T16">請逕至人事行政總處全球資訊網（</text:span><text:span text:style-name="T15">http://www.dgpa.gov.tw</text:span><text:span text:style-name="T16">）最新消息、給與福利處「福利文康」區及公務福利</text:span><text:span text:style-name="T15">e</text:span><text:span text:style-name="T16">化平台下載運用。又目前中國人壽就本保險專案部分，提供相關宣導說明及文件收送等服務，如有相關需求，請逕洽該公司瞭解辦理，洽詢電話：</text:span><text:span text:style-name="T15">0800-098-889</text:span><text:span text:style-name="T16">。 </text:span></text:p>
                </text:list-item>
              </text:list>
            </text:list-item>
          </text:list>
        </text:list-item>
      </text:list>
      <text:p text:style-name="P3"/>
      <text:list xml:id="list2818003572693568382" text:style-name="L4">
        <text:list-item>
          <text:p text:style-name="P17"><text:span text:style-name="預設段落字型"><text:span text:style-name="T9">主席指示事項</text:span></text:span></text:p>
          <text:list>
            <text:list-item>
              <text:p text:style-name="P14"><text:span text:style-name="T18">106</text:span><text:span text:style-name="T19">年度安樂自辦重測區土地重疊更正註銷等問題請二課積極妥適處理，</text:span>本(107)年度中山區重測作業請務必依預定工作期程辦理。</text:p>
            </text:list-item>
            <text:list-item>
              <text:p text:style-name="P14"><text:span text:style-name="預設段落字型"><text:span text:style-name="T19">本所列入本年度基本設施補助經費之計畫項目，請各課確實依預定目標執行進度(工作進度及經費支出)辦理，並請研考人員定期上網填報</text:span></text:span>。</text:p>
            </text:list-item>
            <text:list-item>
              <text:p text:style-name="P14">為提升公文處理時效，請各課重新檢討現有分層負責明細表內容，將例行性、無涉及重要權益事項之公文重新檢討分層授權，以落實分層負責原則，本案於下次主管會議時提出檢討報告。</text:p>
            </text:list-item>
            <text:list-item>
              <text:p text:style-name="P14">請落實本所人員差勤管理，勿發生同仁不假外出情形，同仁若有請假或出差需求，應先口頭向課長陳報後並且填報差假系統，課長差假比照前述方式向本人陳報。</text:p>
            </text:list-item>
            <text:list-item>
              <text:p text:style-name="P14">轉知本所同仁多加支持本府地政處臉書粉絲專頁(名稱：基隆市政府地政處)，地政處臉書經常發布各種不動產專業實用資訊，請鼓勵同仁踴躍前往了解資訊內容並點閱按讚。 <text:s/></text:p>
              <text:p text:style-name="P14"><text:s/></text:p>
            </text:list-item>
          </text:list>
        </text:list-item>
        <text:list-item>
          <text:p text:style-name="P17"><text:span text:style-name="預設段落字型"><text:span text:style-name="T9">散會：下午3時整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TW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標號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tru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Numbering_20_Symbols" style:display-name="Numbering Symbols" style:family="text">
      <style:text-properties fo:font-size="14pt" style:font-name-asian="標楷體" style:font-size-asian="14pt" style:font-size-complex="14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頁首_20_字元" style:display-name="頁首 字元" style:family="text" style:parent-style-name="預設段落字型">
      <style:text-properties fo:font-size="10pt" style:font-size-asian="10pt" style:font-size-complex="9pt"/>
    </style:style>
    <style:style style:name="WW_5f_CharLFO1LVL1" style:display-name="WW_CharLFO1LVL1" style:family="text">
      <style:text-properties style:font-name="標楷體" fo:font-size="14pt" style:font-name-asian="標楷體" style:font-size-asian="14pt" style:font-size-complex="14pt"/>
    </style:style>
    <style:style style:name="WW_5f_CharLFO2LVL2" style:display-name="WW_CharLFO2LVL2" style:family="text">
      <style:text-properties fo:font-size="14pt" style:font-size-asian="14pt" style:font-size-complex="14pt"/>
    </style:style>
    <style:style style:name="WW_5f_CharLFO2LVL3" style:display-name="WW_CharLFO2LVL3" style:family="text">
      <style:text-properties fo:font-size="14pt" style:font-name-asian="標楷體" style:font-size-asian="14pt" style:font-size-complex="14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fo:font-size="14pt" style:font-name-asian="標楷體" style:font-size-asian="14pt" style:font-size-complex="14pt"/>
    </style:style>
    <style:style style:name="WW_5f_CharLFO3LVL2" style:display-name="WW_CharLFO3LVL2" style:family="text">
      <style:text-properties fo:font-size="14pt" style:font-name-asian="標楷體" style:font-size-asian="14pt" style:font-size-complex="14pt"/>
    </style:style>
    <style:style style:name="WW_5f_CharLFO3LVL3" style:display-name="WW_CharLFO3LVL3" style:family="text">
      <style:text-properties fo:font-size="14pt" style:font-name-asian="標楷體" style:font-size-asian="14pt" style:font-size-complex="14pt"/>
    </style:style>
    <style:style style:name="WW_5f_CharLFO3LVL4" style:display-name="WW_CharLFO3LVL4" style:family="text">
      <style:text-properties fo:font-size="14pt" style:font-name-asian="標楷體" style:font-size-asian="14pt" style:font-size-complex="14pt"/>
    </style:style>
    <style:style style:name="WW_5f_CharLFO3LVL5" style:display-name="WW_CharLFO3LVL5" style:family="text">
      <style:text-properties fo:font-size="14pt" style:font-name-asian="標楷體" style:font-size-asian="14pt" style:font-size-complex="14pt"/>
    </style:style>
    <style:style style:name="WW_5f_CharLFO3LVL6" style:display-name="WW_CharLFO3LVL6" style:family="text">
      <style:text-properties fo:font-size="14pt" style:font-name-asian="標楷體" style:font-size-asian="14pt" style:font-size-complex="14pt"/>
    </style:style>
    <style:style style:name="WW_5f_CharLFO3LVL7" style:display-name="WW_CharLFO3LVL7" style:family="text">
      <style:text-properties fo:font-size="14pt" style:font-name-asian="標楷體" style:font-size-asian="14pt" style:font-size-complex="14pt"/>
    </style:style>
    <style:style style:name="WW_5f_CharLFO3LVL8" style:display-name="WW_CharLFO3LVL8" style:family="text">
      <style:text-properties fo:font-size="14pt" style:font-name-asian="標楷體" style:font-size-asian="14pt" style:font-size-complex="14pt"/>
    </style:style>
    <style:style style:name="WW_5f_CharLFO3LVL9" style:display-name="WW_CharLFO3LVL9" style:family="text">
      <style:text-properties fo:font-size="14pt" style:font-name-asian="標楷體" style:font-size-asian="14pt" style:font-size-complex="14pt"/>
    </style:style>
    <style:style style:name="WW_5f_CharLFO5LVL2" style:display-name="WW_CharLFO5LVL2" style:family="text">
      <style:text-properties fo:font-size="14pt" style:font-size-asian="14pt"/>
    </style:style>
    <style:style style:name="WW_5f_CharLFO5LVL3" style:display-name="WW_CharLFO5LVL3" style:family="text">
      <style:text-properties fo:font-size="14pt" style:font-name-asian="標楷體" style:font-size-asian="14pt" style:font-size-complex="14pt"/>
    </style:style>
    <style:style style:name="WW_5f_CharLFO5LVL4" style:display-name="WW_CharLFO5LVL4" style:family="text">
      <style:text-properties style:font-name="StarSymbol" style:font-name-asian="OpenSymbol" style:font-name-complex="OpenSymbol"/>
    </style:style>
    <style:style style:name="WW_5f_CharLFO6LVL1" style:display-name="WW_CharLFO6LVL1" style:family="text">
      <style:text-properties style:font-name="標楷體" fo:font-size="14pt" style:font-name-asian="標楷體" style:font-size-asian="14pt"/>
    </style:style>
    <style:style style:name="WW_5f_CharLFO6LVL2" style:display-name="WW_CharLFO6LVL2" style:family="text">
      <style:text-properties fo:font-size="14pt" style:font-name-asian="標楷體" style:font-size-asian="14pt" style:font-size-complex="14pt"/>
    </style:style>
    <style:style style:name="WW_5f_CharLFO1LVL2" style:display-name="WW_CharLFO1LVL2" style:family="text">
      <style:text-properties fo:font-size="14pt" style:font-size-asian="14pt" style:font-size-complex="14pt"/>
    </style:style>
    <style:style style:name="WW_5f_CharLFO1LVL3" style:display-name="WW_CharLFO1LVL3" style:family="text">
      <style:text-properties fo:font-size="14pt" style:font-name-asian="標楷體" style:font-size-asian="14pt" style:font-size-complex="14pt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/<text:page-count>4</text:page-count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登記課 安樂地政</meta:initial-creator>
    <dc:creator>安樂地政 </dc:creator>
    <meta:creation-date>2016-06-29T13:28:00Z</meta:creation-date>
    <dc:date>2018-03-22T17:18:47</dc:date>
    <meta:editing-cycles>121</meta:editing-cycles>
    <meta:editing-duration>PT20H27M55S</meta:editing-duration>
    <meta:printed-by>安樂地政 </meta:printed-by>
    <meta:print-date>2018-01-15T09:24:09.47</meta:print-date>
    <meta:document-statistic meta:table-count="4" meta:image-count="0" meta:object-count="0" meta:page-count="4" meta:paragraph-count="102" meta:word-count="2105" meta:character-count="2511"/>
    <meta:template xlink:type="simple" xlink:actuate="onRequest" xlink:title="" xlink:href="../../../研考/研考/研考/會議資料/主管會議_週/1.會議紀錄/主管會議-1060414.odt/Normal"/>
  </office:meta>
</office:document-meta>
</file>